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D40000005352173029C0DEE300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3dd03" officeooo:paragraph-rsid="0013dd03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3dd03" officeooo:paragraph-rsid="0013dd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officeooo:rsid="0013dd03" officeooo:paragraph-rsid="001461c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1c17f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46548" officeooo:paragraph-rsid="00146548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64c02" officeooo:paragraph-rsid="00164c0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64c02" officeooo:paragraph-rsid="00178fc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94be4" officeooo:paragraph-rsid="00194be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c17f1" officeooo:paragraph-rsid="001c17f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d04f6" officeooo:paragraph-rsid="001d04f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ed9df" officeooo:paragraph-rsid="001ed9d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9733e" officeooo:paragraph-rsid="0019733e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461c6" officeooo:paragraph-rsid="001461c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c17f1" officeooo:paragraph-rsid="001c17f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04f6" officeooo:paragraph-rsid="001d04f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officeooo:rsid="00146548" officeooo:paragraph-rsid="0014654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fo:font-weight="bold" officeooo:rsid="0013dd03" officeooo:paragraph-rsid="0013dd0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position="0% 100%" fo:font-size="12pt" officeooo:rsid="00178fc8" officeooo:paragraph-rsid="00178fc8" style:font-size-asian="12pt" style:font-size-complex="12pt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64c02" officeooo:paragraph-rsid="00178fc8" style:font-size-asian="12pt" style:font-size-complex="12pt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46548" officeooo:paragraph-rsid="00178fc8" style:font-size-asian="12pt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64c02" officeooo:paragraph-rsid="00164c02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78fc8" officeooo:paragraph-rsid="00178fc8" style:font-size-asian="12pt" style:font-size-complex="12pt"/>
    </style:style>
    <style:style style:name="P24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font-weight="normal" officeooo:rsid="0013dd03" officeooo:paragraph-rsid="0022d243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2pt" officeooo:paragraph-rsid="001461c6" style:font-size-asian="12pt" style:font-size-complex="12pt"/>
    </style:style>
    <style:style style:name="P29" style:family="paragraph" style:parent-style-name="Standard" style:list-style-name="L4">
      <style:paragraph-properties fo:text-align="justify" style:justify-single-word="false"/>
      <style:text-properties fo:font-size="12pt" officeooo:rsid="00146548" officeooo:paragraph-rsid="00146548" style:font-size-asian="12pt" style:font-size-complex="12pt"/>
    </style:style>
    <style:style style:name="P30" style:family="paragraph" style:parent-style-name="Standard" style:list-style-name="L5">
      <style:paragraph-properties fo:text-align="justify" style:justify-single-word="false"/>
      <style:text-properties fo:font-size="12pt" officeooo:rsid="00164c02" officeooo:paragraph-rsid="00164c02" style:font-size-asian="12pt" style:font-size-complex="12pt"/>
    </style:style>
    <style:style style:name="P31" style:family="paragraph" style:parent-style-name="Standard" style:list-style-name="L5">
      <style:paragraph-properties fo:text-align="justify" style:justify-single-word="false"/>
      <style:text-properties fo:font-size="12pt" officeooo:rsid="00194be4" officeooo:paragraph-rsid="00194be4" style:font-size-asian="12pt" style:font-size-complex="12pt"/>
    </style:style>
    <style:style style:name="P32" style:family="paragraph" style:parent-style-name="Standard" style:list-style-name="L6">
      <style:paragraph-properties fo:text-align="justify" style:justify-single-word="false"/>
      <style:text-properties fo:font-size="12pt" officeooo:rsid="002a9321" officeooo:paragraph-rsid="002a9321" style:font-size-asian="12pt" style:font-size-complex="12pt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officeooo:rsid="001c17f1" officeooo:paragraph-rsid="001c17f1" style:font-size-asian="12pt" style:font-size-complex="12pt"/>
    </style:style>
    <style:style style:name="P34" style:family="paragraph" style:parent-style-name="Standard" style:list-style-name="L5">
      <style:paragraph-properties fo:text-align="justify" style:justify-single-word="false"/>
      <style:text-properties style:text-position="super 58%" fo:font-size="12pt" fo:font-weight="bold" officeooo:rsid="00164c02" officeooo:paragraph-rsid="00164c02" style:font-size-asian="12pt" style:font-weight-asian="bold" style:font-size-complex="12pt" style:font-weight-complex="bold"/>
    </style:style>
    <style:style style:name="P35" style:family="paragraph" style:parent-style-name="Standard" style:list-style-name="L6">
      <style:paragraph-properties fo:text-align="justify" style:justify-single-word="false"/>
      <style:text-properties officeooo:rsid="0019733e" officeooo:paragraph-rsid="0019733e"/>
    </style:style>
    <style:style style:name="P36" style:family="paragraph" style:parent-style-name="Standard" style:list-style-name="L6">
      <style:paragraph-properties fo:text-align="justify" style:justify-single-word="false"/>
      <style:text-properties officeooo:rsid="001c17f1" officeooo:paragraph-rsid="001c17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d9df" style:font-weight-asian="bold" style:font-weight-complex="bold"/>
    </style:style>
    <style:style style:name="T3" style:family="text">
      <style:text-properties fo:font-weight="bold" officeooo:rsid="002480ea" style:font-weight-asian="bold" style:font-weight-complex="bold"/>
    </style:style>
    <style:style style:name="T4" style:family="text">
      <style:text-properties officeooo:rsid="001461c6"/>
    </style:style>
    <style:style style:name="T5" style:family="text">
      <style:text-properties officeooo:rsid="00146548"/>
    </style:style>
    <style:style style:name="T6" style:family="text">
      <style:text-properties style:text-position="0% 100%" officeooo:rsid="00178fc8"/>
    </style:style>
    <style:style style:name="T7" style:family="text">
      <style:text-properties style:text-position="0% 100%" officeooo:rsid="001aa94c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64c02"/>
    </style:style>
    <style:style style:name="T11" style:family="text">
      <style:text-properties officeooo:rsid="00194be4"/>
    </style:style>
    <style:style style:name="T12" style:family="text">
      <style:text-properties officeooo:rsid="001aa94c"/>
    </style:style>
    <style:style style:name="T13" style:family="text">
      <style:text-properties officeooo:rsid="001b635e"/>
    </style:style>
    <style:style style:name="T14" style:family="text">
      <style:text-properties officeooo:rsid="001ed9df"/>
    </style:style>
    <style:style style:name="T15" style:family="text">
      <style:text-properties officeooo:rsid="0022d243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64c02"/>
    </style:style>
    <style:style style:name="T1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nálise e Síntese de Algoritmos</text:p>
      <text:p text:style-name="P24"><text:span text:style-name="T1">Grupo </text:span><text:span text:style-name="T3">32</text:span><text:span text:style-name="T1"> :</text:span> André Fonseca (84698), <text:s/>Leonor Loureiro (84736)</text:p>
      <text:p text:style-name="P2"/>
      <text:p text:style-name="P3"><text:tab/>Este projeto foi desenvolvido no âmbito da cadeira de Análise e Síntese de Algoritmos do curso de Engenharia Informática e Computadores (Taguspark).</text:p>
      <text:p text:style-name="P3"/>
      <text:p text:style-name="P3"><text:tab/>O objetivo do projeto era implementar uma solução que permitia encontrar uma única <text:span text:style-name="T4">organização</text:span> temporalmente, se possível, para uma sequência de fotografias, sabendo a ordem relativa <text:s/>de vários pares de fotos.</text:p>
      <text:p text:style-name="P3"/>
      <text:p text:style-name="P3"><text:tab/><text:span text:style-name="T5">A implementação da nossa solução foi concretizada em C++.</text:span></text:p>
      <text:p text:style-name="P3"/>
      <text:p text:style-name="P4">O programa recebe como <text:span text:style-name="T1">input</text:span> uma sequência de pares de inteiros:</text:p>
      <text:list xml:id="list8272740409281394472" text:style-name="L1">
        <text:list-item>
          <text:p text:style-name="P25">o primeiro par corresponde ao número de fotografia a ordenar e o número de restantes pares a introduzir, separados por um espaço;</text:p>
        </text:list-item>
        <text:list-item>
          <text:p text:style-name="P25">os restantes pares indicam que a primeira fotografia foi tirada antes da segunda.</text:p>
          <text:p text:style-name="P28"/>
        </text:list-item>
      </text:list>
      <text:p text:style-name="P4">Como <text:span text:style-name="T1">output</text:span>, o programa devolve:</text:p>
      <text:list xml:id="list7857870837341072383" text:style-name="L2">
        <text:list-item>
          <text:p text:style-name="P26">uma linha de números correspondendo à organização temporal das fotografias, em que cada par de números está separado por um espaço em branco;</text:p>
        </text:list-item>
      </text:list>
      <text:list xml:id="list5499175661181858857" text:style-name="L3">
        <text:list-item>
          <text:p text:style-name="P27">“Insuficiente” - caso o input não permita determinar uma única organização possível;</text:p>
        </text:list-item>
        <text:list-item>
          <text:p text:style-name="P27">“Incoerente” - caso existam relações inconsistentes.</text:p>
        </text:list-item>
        <text:list-item>
          <text:p text:style-name="P27">Caso ambos os problemas assim descritos ocorram simultaneamente, o output apresentado é “Incoerente”;</text:p>
        </text:list-item>
      </text:list>
      <text:p text:style-name="P4"/>
      <text:p text:style-name="P14">Descrição da Solução:</text:p>
      <text:p text:style-name="P4"/>
      <text:p text:style-name="P4"><text:tab/><text:span text:style-name="T5">Começamos por representar o input num grafo direcionado, através de uma lista de adjacências em que:</text:span></text:p>
      <text:list xml:id="list9061586924666186699" text:style-name="L4">
        <text:list-item>
          <text:p text:style-name="P29">os vértices correspondem às <text:span text:style-name="T9">n</text:span> fotografias a ordenar;</text:p>
        </text:list-item>
        <text:list-item>
          <text:p text:style-name="P29">cada par <text:s/><text:span text:style-name="T9">a <text:s text:c="2"/>b </text:span>(com exceção do primeiro) é representado por uma aresta que parte d<text:span text:style-name="T12">o vértice</text:span> <text:span text:style-name="T9">a</text:span> e vai para <text:span text:style-name="T12">o vértice </text:span><text:span text:style-name="T9">b</text:span>.</text:p>
        </text:list-item>
      </text:list>
      <text:p text:style-name="P6"><text:tab/></text:p>
      <text:p text:style-name="P6"><text:tab/>Uma vez o objetivo era obter a ordenação temporal das fotografias, aplicamos sobre o grafo o <text:span text:style-name="T1">algoritmo de corte de vértices</text:span> para obter a <text:span text:style-name="T1">ordenação topológic</text:span>a dos seus vértices (que corresponde à ordenação temporal das fotografias).</text:p>
      <text:p text:style-name="P6"/>
      <text:p text:style-name="P17"><text:span text:style-name="T10"><text:tab/></text:span><text:span text:style-name="T17">O algoritmo de corte vértices segue os seguintes passos</text:span><text:span text:style-name="T10">:</text:span></text:p>
      <text:p text:style-name="P6"/>
      <text:list xml:id="list1462333287647784571" text:style-name="L5">
        <text:list-item>
          <text:p text:style-name="P30">Calcular o número de arcos de entrada de cada vértice e inicializar o contador dos vértices visitados com zero.<text:span text:style-name="T8">*</text:span></text:p>
          <text:p text:style-name="P34"><text:soft-page-break/></text:p>
        </text:list-item>
        <text:list-item>
          <text:p text:style-name="P30">Adicionar a uma fila de espera todos os vértices sem arcos de entrada. </text:p>
          <text:p text:style-name="P30"/>
        </text:list-item>
        <text:list-item>
          <text:p text:style-name="P31">Criar um vetor para guardar a ordenação topológica.</text:p>
        </text:list-item>
      </text:list>
      <text:p text:style-name="P9"/>
      <text:list xml:id="list220135262775344" text:continue-numbering="true" text:style-name="L5">
        <text:list-item>
          <text:p text:style-name="P30">Remover um vértice da lista de espera, <text:span text:style-name="T11">adiciona-lo ao vetor ordenado e </text:span>incrementar o contador de vértices visitados numa unidade.</text:p>
        </text:list-item>
        <text:list-item>
          <text:p text:style-name="P30"/>
        </text:list-item>
        <text:list-item>
          <text:p text:style-name="P30">Diminuir o número de arcos de entrada de cada vértice adjacente ao anteriormente removido em uma unidade. Caso o grau número de arcos de entrada <text:s/>destes vértices adjacentes atinja o zero, este<text:span text:style-name="T13">s</text:span> <text:span text:style-name="T13">são</text:span> adicionado à pilha.</text:p>
        </text:list-item>
      </text:list>
      <text:p text:style-name="P7"/>
      <text:list xml:id="list220135464838590" text:continue-numbering="true" text:style-name="L5">
        <text:list-item>
          <text:p text:style-name="P30">Os passos 4 e 5 são repetidos sucessivamente até a pilha estar vazia.</text:p>
        </text:list-item>
      </text:list>
      <text:p text:style-name="P7"/>
      <text:list xml:id="list220135373379155" text:continue-numbering="true" text:style-name="L5">
        <text:list-item>
          <text:p text:style-name="P30">Se o número vértices visitados não correspond<text:span text:style-name="T13">er</text:span> ao número de vértices do grafo, então o grafo tem pelo menos um ciclo, pelo que não é possível encontrar uma ordenação topológica para o mesmo.</text:p>
        </text:list-item>
      </text:list>
      <text:p text:style-name="P8"><text:tab/></text:p>
      <text:p text:style-name="P20"><text:span text:style-name="T8">*</text:span><text:span text:style-name="T6">Por questões de otimização, criamos </text:span><text:span text:style-name="T7">n</text:span><text:span text:style-name="T6">o grafo um atributo que corresponde a um vetor, inicializado a zero, no qual vai sendo atualizado o número de arcos de entradas dos vértices cada vez que uma aresta lhe é adicionada.</text:span></text:p>
      <text:p text:style-name="P19"/>
      <text:p text:style-name="P22"><text:span text:style-name="T13"><text:tab/>Caso um g</text:span>rafo apresent<text:span text:style-name="T13">e</text:span> um ciclo, <text:span text:style-name="T13">então existem relações inconsistentes no input, pelo que o output do programa nesta situação é “Incoerente”.</text:span></text:p>
      <text:p text:style-name="P23"/>
      <text:p text:style-name="P23"><text:tab/>O algoritmo <text:span text:style-name="T13">de corte de vértices </text:span>não determina se a ordenação encontrada é a única possível. No entanto, é fácil reconhecer que um grafo tem mais do que um vértice, que ainda não foi adicionado à ordenação topológica, sem arcos de entrada, num mesmo instante, <text:span text:style-name="T13">o grafo tem mais do que</text:span> <text:span text:style-name="T13">ordenação topológica correta. </text:span>Para podermos sinalizar esta situação, adicion<text:span text:style-name="T13">á</text:span>mos uma <text:span text:style-name="T9">flag</text:span> que <text:span text:style-name="T13">é ativada</text:span> caso, em qualquer momento, seja adicionado um novo vértice à fila de espera quando esta não está vazia.</text:p>
      <text:p text:style-name="P23"/>
      <text:p text:style-name="P23"><text:tab/>Assim, <text:span text:style-name="T13">se encontrarmos uma ordenação topológica possível, verificamos se</text:span> a <text:span text:style-name="T9">flag</text:span> está ativa. Se estiver, então o output do programa é insuficiente. <text:span text:style-name="T13">Caso contrário, a organização encontrada é única e é dada como output.</text:span></text:p>
      <text:p text:style-name="P21"/>
      <text:p text:style-name="P15">Análise Teórica:</text:p>
      <text:p text:style-name="P10"/>
      <text:p text:style-name="P16">Consideremos a aplicação do programa para ordenar <text:span text:style-name="T14">V</text:span> fotografias, sabendo <text:span text:style-name="T14">E</text:span> relações entre estas:</text:p>
      <text:p text:style-name="P11"/>
      <text:p text:style-name="P11"><text:soft-page-break/><text:tab/>O tempo de inserção de cada vértice do grafo <text:span text:style-name="T15">na matriz de adjacências </text:span>é O(1) e o tempo de inserção de cada aresta é também O(1). Logo o tempo de inicialização do grafo que representa o input é O(<text:span text:style-name="T14">V+E</text:span>).</text:p>
      <text:p text:style-name="P11"/>
      <text:p text:style-name="P11"><text:tab/>Para adicionarmos todos os vértices sem arcos de entrada à fila de espera, percorremos os N vértices do grafo. O tempo de inserção de um elemento numa fila de espera é O(1). Logo o tempo de execução deste passo é O(V).</text:p>
      <text:p text:style-name="P11"/>
      <text:p text:style-name="P11"><text:tab/><text:span text:style-name="T14">Na execução dos passos 4 a 6, percorremos todos os vértices do grafo e por cada vértice percorremos todas as suas adjacências. Logo o seu tempo de execução é O(V+E).</text:span></text:p>
      <text:p text:style-name="P11"/>
      <text:p text:style-name="P12"><text:tab/>Se encontrarmos uma única ordenação possível, então temos ainda que percorrer o vetor onde está armazenada a solução. O vetor tem V elementos, pelo que o tempo de execução deste passo é O(V).</text:p>
      <text:p text:style-name="P12"/>
      <text:p text:style-name="P11"><text:tab/><text:span text:style-name="T2">Concluímos assim, que o tempo de execução da solução implementada é O(V+E).</text:span></text:p>
      <text:p text:style-name="P11"/>
      <text:p text:style-name="P5"/>
      <text:p text:style-name="P6"/>
      <text:p text:style-name="P13"><text:span text:style-name="T16">Referências</text:span>:</text:p>
      <text:list xml:id="list1762279076046360365" text:style-name="L6">
        <text:list-item>
          <text:p text:style-name="P35"><text:a xlink:type="simple" xlink:href="https://en.wikipedia.org/wiki/Topological_sorting" text:style-name="Internet_20_link" text:visited-style-name="Visited_20_Internet_20_Link"><text:span text:style-name="T18">https://en.wikipedia.org/wiki/Topological_sorting</text:span></text:a></text:p>
        </text:list-item>
        <text:list-item>
          <text:p text:style-name="P32"><text:a xlink:type="simple" xlink:href="https://fenix.tecnico.ulisboa.pt/downloadFile/1970943312285700/aula5.pdf" text:style-name="Internet_20_link" text:visited-style-name="Visited_20_Internet_20_Link">https://fenix.tecnico.ulisboa.pt/downloadFile/1970943312285700/aula5.pdf</text:a></text:p>
        </text:list-item>
        <text:list-item>
          <text:p text:style-name="P36"><text:a xlink:type="simple" xlink:href="https://www.packtpub.com/sites/default/files/downloads/4874OS_Appendix_Big_O_Cheat_Sheet.pdf" text:style-name="Internet_20_link" text:visited-style-name="Visited_20_Internet_20_Link"><text:span text:style-name="T18">https://www.packtpub.com/sites/default/files/downloads/4874OS_Appendix_Big_O_Cheat_Sheet.pdf</text:span></text:a>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dd03" officeooo:paragraph-rsid="0013dd03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51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2" text:anchor-type="paragraph" svg:x="0.088cm" svg:y="-1.178cm" svg:width="4.348cm" svg:height="1.702cm" draw:z-index="2"><draw:image xlink:href="Pictures/10000201000000D40000005352173029C0DEE300.png" xlink:type="simple" xlink:show="embed" xlink:actuate="onLoad"/></draw:frame></text:p>
      </style:header>
      <style:footer>
        <text:p text:style-name="MP1"><text:span text:style-name="MT1">Análise e Síntese de Algoritmos - 2016/2017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0:58:47.133014983</meta:creation-date>
    <dc:date>2017-03-20T21:48:10.003855436</dc:date>
    <meta:editing-duration>PT1H4M20S</meta:editing-duration>
    <meta:editing-cycles>14</meta:editing-cycles>
    <meta:generator>LibreOffice/5.2.2.2$Linux_x86 LibreOffice_project/20m0$Build-2</meta:generator>
    <meta:document-statistic meta:table-count="0" meta:image-count="1" meta:object-count="0" meta:page-count="3" meta:paragraph-count="47" meta:word-count="800" meta:character-count="4952" meta:non-whitespace-character-count="4191"/>
  </office:meta>
</office:document-meta>
</file>